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412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412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37321"/>
          <table:table-cell office:value-type="float" office:value="0.31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4.0"/>
          <table:table-cell office:value-type="float" office:value="1436.0"/>
          <table:table-cell office:value-type="float" office:value="35696.0"/>
          <table:table-cell office:value-type="float" office:value="122618.0"/>
          <table:table-cell office:value-type="float" office:value="121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16.0"/>
          <table:table-cell office:value-type="float" office:value="72365.0"/>
          <table:table-cell office:value-type="float" office:value="52424.0"/>
          <table:table-cell office:value-type="float" office:value="47478.0"/>
          <table:table-cell office:value-type="float" office:value="57011.0"/>
          <table:table-cell office:value-type="float" office:value="16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933628"/>
          <table:table-cell office:value-type="float" office:value="0.701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276.0"/>
          <table:table-cell office:value-type="float" office:value="5198.0"/>
          <table:table-cell office:value-type="float" office:value="35696.0"/>
          <table:table-cell office:value-type="float" office:value="122618.0"/>
          <table:table-cell office:value-type="float" office:value="121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16.0"/>
          <table:table-cell office:value-type="float" office:value="72365.0"/>
          <table:table-cell office:value-type="float" office:value="52424.0"/>
          <table:table-cell office:value-type="float" office:value="47478.0"/>
          <table:table-cell office:value-type="float" office:value="57011.0"/>
          <table:table-cell office:value-type="float" office:value="16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44481"/>
          <table:table-cell office:value-type="float" office:value="0.32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514.0"/>
          <table:table-cell office:value-type="float" office:value="35696.0"/>
          <table:table-cell office:value-type="float" office:value="122618.0"/>
          <table:table-cell office:value-type="float" office:value="121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16.0"/>
          <table:table-cell office:value-type="float" office:value="72365.0"/>
          <table:table-cell office:value-type="float" office:value="52424.0"/>
          <table:table-cell office:value-type="float" office:value="47478.0"/>
          <table:table-cell office:value-type="float" office:value="57011.0"/>
          <table:table-cell office:value-type="float" office:value="16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550209"/>
          <table:table-cell office:value-type="float" office:value="0.3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5.0"/>
          <table:table-cell office:value-type="float" office:value="1515.0"/>
          <table:table-cell office:value-type="float" office:value="35696.0"/>
          <table:table-cell office:value-type="float" office:value="122618.0"/>
          <table:table-cell office:value-type="float" office:value="121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16.0"/>
          <table:table-cell office:value-type="float" office:value="72365.0"/>
          <table:table-cell office:value-type="float" office:value="52424.0"/>
          <table:table-cell office:value-type="float" office:value="47478.0"/>
          <table:table-cell office:value-type="float" office:value="57011.0"/>
          <table:table-cell office:value-type="float" office:value="164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25589"/>
          <table:table-cell office:value-type="float" office:value="0.27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776.0"/>
          <table:table-cell office:value-type="float" office:value="35696.0"/>
          <table:table-cell office:value-type="float" office:value="122618.0"/>
          <table:table-cell office:value-type="float" office:value="121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416.0"/>
          <table:table-cell office:value-type="float" office:value="72365.0"/>
          <table:table-cell office:value-type="float" office:value="52424.0"/>
          <table:table-cell office:value-type="float" office:value="47478.0"/>
          <table:table-cell office:value-type="float" office:value="57011.0"/>
          <table:table-cell office:value-type="float" office:value="164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